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padding="0.079cm" fo:border="0.75pt solid #80808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99cm"/>
    </style:style>
    <style:style style:name="表格2.B" style:family="table-column">
      <style:table-column-properties style:column-width="14.023cm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fo:padding="0.079cm" fo:border-left="0.75pt solid #808080" fo:border-right="none" fo:border-top="0.75pt solid #808080" fo:border-bottom="none"/>
    </style:style>
    <style:style style:name="表格2.B1" style:family="table-cell">
      <style:table-cell-properties style:vertical-align="middle" fo:padding="0.079cm" fo:border-left="0.05pt solid #808080" fo:border-right="0.75pt solid #808080" fo:border-top="0.75pt solid #808080" fo:border-bottom="none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307cm"/>
    </style:style>
    <style:style style:name="表格3.B" style:family="table-column">
      <style:table-column-properties style:column-width="13.705cm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3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487cm"/>
    </style:style>
    <style:style style:name="表格4.B" style:family="table-column">
      <style:table-column-properties style:column-width="14.526cm"/>
    </style:style>
    <style:style style:name="表格4.1" style:family="table-row">
      <style:table-row-properties fo:background-color="#ffffff">
        <style:background-image/>
      </style:table-row-properties>
    </style:style>
    <style:style style:name="表格4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4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5" style:family="table">
      <style:table-properties style:width="17.009cm" fo:margin-left="0cm" table:align="left"/>
    </style:style>
    <style:style style:name="表格5.A" style:family="table-column">
      <style:table-column-properties style:column-width="3.198cm"/>
    </style:style>
    <style:style style:name="表格5.B" style:family="table-column">
      <style:table-column-properties style:column-width="13.811cm"/>
    </style:style>
    <style:style style:name="表格5.1" style:family="table-row">
      <style:table-row-properties fo:background-color="#ffffff">
        <style:background-image/>
      </style:table-row-properties>
    </style:style>
    <style:style style:name="表格5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5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6" style:family="table">
      <style:table-properties style:width="17cm" style:rel-width="100%" table:align="left"/>
    </style:style>
    <style:style style:name="表格6.A" style:family="table-column">
      <style:table-column-properties style:column-width="1.386cm" style:rel-column-width="5344*"/>
    </style:style>
    <style:style style:name="表格6.B" style:family="table-column">
      <style:table-column-properties style:column-width="15.614cm" style:rel-column-width="60191*"/>
    </style:style>
    <style:style style:name="表格6.1" style:family="table-row">
      <style:table-row-properties fo:background-color="#ffffff">
        <style:background-image/>
      </style:table-row-properties>
    </style:style>
    <style:style style:name="表格6.A1" style:family="table-cell">
      <style:table-cell-properties fo:padding="0.079cm" fo:border-left="0.75pt solid #808080" fo:border-right="none" fo:border-top="0.75pt solid #808080" fo:border-bottom="0.05pt solid #808080"/>
    </style:style>
    <style:style style:name="表格6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表格6.A2" style:family="table-cell">
      <style:table-cell-properties fo:padding="0.079cm" fo:border-left="0.75pt solid #808080" fo:border-right="none" fo:border-top="none" fo:border-bottom="0.75pt solid #808080"/>
    </style:style>
    <style:style style:name="表格6.B2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Text_20_body">
      <style:text-properties officeooo:rsid="00192d23" officeooo:paragraph-rsid="00192d23"/>
    </style:style>
    <style:style style:name="P2" style:family="paragraph" style:parent-style-name="Text_20_body">
      <style:text-properties fo:font-size="15pt" officeooo:rsid="00192d23" officeooo:paragraph-rsid="00192d23" style:font-size-asian="15pt" style:language-asian="zh" style:country-asian="CN" style:font-size-complex="15pt"/>
    </style:style>
    <style:style style:name="P3" style:family="paragraph" style:parent-style-name="Text_20_body">
      <style:text-properties fo:font-size="15pt" officeooo:rsid="001b01f6" officeooo:paragraph-rsid="001b01f6" style:font-size-asian="15pt" style:language-asian="zh" style:country-asian="CN" style:font-size-complex="15pt"/>
    </style:style>
    <style:style style:name="P4" style:family="paragraph" style:parent-style-name="Text_20_body">
      <style:text-properties fo:font-size="15pt" officeooo:rsid="001b35ac" officeooo:paragraph-rsid="001b35ac" style:font-size-asian="15pt" style:language-asian="zh" style:country-asian="CN" style:font-size-complex="15pt"/>
    </style:style>
    <style:style style:name="P5" style:family="paragraph" style:parent-style-name="Text_20_body">
      <style:text-properties fo:font-size="15pt" fo:font-weight="bold" officeooo:rsid="001b35ac" officeooo:paragraph-rsid="001b35ac" style:font-size-asian="15pt" style:language-asian="zh" style:country-asian="CN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bold" officeooo:rsid="001ca3dc" officeooo:paragraph-rsid="001ca3dc" style:font-size-asian="15pt" style:language-asian="zh" style:country-asian="CN" style:font-weight-asian="bold" style:font-size-complex="15pt" style:font-weight-complex="bold"/>
    </style:style>
    <style:style style:name="P7" style:family="paragraph" style:parent-style-name="Text_20_body">
      <style:text-properties fo:color="#ff0000" fo:font-size="15pt" fo:font-weight="bold" officeooo:rsid="001b35ac" officeooo:paragraph-rsid="001b35ac" style:font-size-asian="15pt" style:language-asian="zh" style:country-asian="CN" style:font-weight-asian="bold" style:font-size-complex="15pt" style:font-weight-complex="bold"/>
    </style:style>
    <style:style style:name="P8" style:family="paragraph" style:parent-style-name="Text_20_body">
      <style:text-properties fo:color="#ff0000" fo:font-size="15pt" fo:font-weight="bold" officeooo:rsid="001ca3dc" officeooo:paragraph-rsid="001ca3dc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fo:font-size="16pt" fo:font-weight="bold" officeooo:rsid="00192d23" style:font-size-asian="16pt" style:language-asian="zh" style:country-asian="CN" style:font-weight-asian="bold" style:font-size-complex="16pt" style:font-weight-complex="bold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15pt" officeooo:rsid="00192d23" style:font-size-asian="15pt" style:language-asian="zh" style:country-asian="CN" style:font-size-complex="15pt"/>
    </style:style>
    <style:style style:name="T3" style:family="text">
      <style:text-properties fo:font-weight="bold"/>
    </style:style>
    <style:style style:name="T4" style:family="text">
      <style:text-properties fo:font-size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size-complex="16pt"/>
    </style:style>
    <style:style style:name="T7" style:family="text">
      <style:text-properties officeooo:rsid="001e5667"/>
    </style:style>
    <style:style style:name="T8" style:family="text">
      <style:text-properties fo:color="#ff0000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0000" fo:font-size="22pt" style:font-size-asian="22pt" style:font-size-complex="22pt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属性集合Properties类:</text:p>
      <text:p text:style-name="Text_20_body"><text:span text:style-name="Source_20_Text"><text:span text:style-name="T2"><office:annotation><dc:date>2017-12-31T10:22:00.901000000</dc:date><text:p>HTML: &lt;NOSCRIPT&gt;</text:p></office:annotation></text:span></text:span><text:span text:style-name="Source_20_Text"><text:span text:style-name="T2"><office:annotation><dc:date>2017-12-31T10:22:00.901000000</dc:date><text:p>HTML: &lt;/NOSCRIPT&gt;</text:p></office:annotation></text:span></text:span><text:span text:style-name="Source_20_Text"><text:span text:style-name="T2">Properties 类表示了一个持久的属性集。Properties</text:span></text:span><text:span text:style-name="T2"> 可保存在流中或从流中加载。属性列表中每个键及其对应值都是一个字符串。 </text:span></text:p>
      <text:p text:style-name="P2">特点：</text:p>
      <text:p text:style-name="P2">1,继承于HashTable，是线程安全的键值对存储结构</text:p>
      <text:p text:style-name="P1"><text:span text:style-name="T1">2,</text:span><text:span text:style-name="Source_20_Text"><text:span text:style-name="T1">Properties</text:span></text:span><text:span text:style-name="T1"> 可保存在流中或从流中加载。</text:span></text:p>
      <text:p text:style-name="P2">3,只能保存字符串的键值对</text:p>
      <text:p text:style-name="P3">构造器: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Table_20_Contents"><text:span text:style-name="Source_20_Text"><text:span text:style-name="T3"><office:annotation><dc:date>2017-12-31T10:31:22.330000000</dc:date><text:p>HTML: &lt;NOSCRIPT&gt;</text:p></office:annotation></text:span></text:span><text:span text:style-name="Source_20_Text"><text:span text:style-name="T3"><office:annotation><dc:date>2017-12-31T10:31:22.330000000</dc:date><text:p>HTML: &lt;/NOSCRIPT&gt;</text:p></office:annotation></text:span></text:span><text:span text:style-name="Source_20_Text"><text:span text:style-name="T3">Properties</text:span></text:span><text:span text:style-name="Source_20_Text">()</text:span> <text:line-break/>创建一个无默认值的空属性列表。</text:p>
          </table:table-cell>
        </table:table-row>
      </table:table>
      <text:p text:style-name="P3">常用方法: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9"><text:span text:style-name="Source_20_Text"><text:span text:style-name="T5"><office:annotation><dc:date>2017-12-31T10:33:11.574000000</dc:date><text:p>HTML: &lt;NOSCRIPT&gt;</text:p></office:annotation></text:span></text:span><text:span text:style-name="Source_20_Text"><text:span text:style-name="T5"><office:annotation><dc:date>2017-12-31T10:33:11.574000000</dc:date><text:p>HTML: &lt;/NOSCRIPT&gt;</text:p></office:annotation></text:span></text:span><text:span text:style-name="Source_20_Text"><text:span text:style-name="T5"> String</text:span></text:span></text:p>
          </table:table-cell>
          <table:table-cell table:style-name="表格2.B1" office:value-type="string">
            <text:p text:style-name="Table_20_Contents"><text:span text:style-name="Source_20_Text"><text:span text:style-name="T6">getProperty</text:span></text:span><text:span text:style-name="Source_20_Text"><text:span text:style-name="T5">(String key)</text:span></text:span><text:span text:style-name="T5"> <text:line-break/>          用指定的键在此属性列表中搜索属</text:span></text:p>
          </table:table-cell>
        </table:table-row>
      </table:table>
      <text:p text:style-name="P3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"><text:span text:style-name="Source_20_Text"><text:span text:style-name="T5"><office:annotation><dc:date>2017-12-31T10:33:37.373000000</dc:date><text:p>HTML: &lt;NOSCRIPT&gt;</text:p></office:annotation></text:span></text:span><text:span text:style-name="Source_20_Text"><text:span text:style-name="T5"><office:annotation><dc:date>2017-12-31T10:33:37.373000000</dc:date><text:p>HTML: &lt;/NOSCRIPT&gt;</text:p></office:annotation></text:span></text:span><text:span text:style-name="Source_20_Text"><text:span text:style-name="T5"> Object</text:span></text:span></text:p>
          </table:table-cell>
          <table:table-cell table:style-name="表格3.B1" office:value-type="string">
            <text:p text:style-name="Table_20_Contents"><text:span text:style-name="Source_20_Text"><text:span text:style-name="T6">setProperty</text:span></text:span><text:span text:style-name="Source_20_Text"><text:span text:style-name="T5">(String key, String value)</text:span></text:span><text:span text:style-name="T5"> <text:line-break/>          调用 </text:span><text:span text:style-name="Teletype"><text:span text:style-name="T5">Hashtable</text:span></text:span><text:span text:style-name="T5"> 的方法 </text:span><text:span text:style-name="Source_20_Text"><text:span text:style-name="T5">put</text:span></text:span><text:span text:style-name="T5">。</text:span></text:p>
          </table:table-cell>
        </table:table-row>
      </table:table>
      <text:p text:style-name="P3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9"><text:span text:style-name="Source_20_Text"><text:span text:style-name="T5"><office:annotation><dc:date>2017-12-31T10:51:26.544000000</dc:date><text:p>HTML: &lt;NOSCRIPT&gt;</text:p></office:annotation></text:span></text:span><text:span text:style-name="Source_20_Text"><text:span text:style-name="T5"><office:annotation><dc:date>2017-12-31T10:51:26.544000000</dc:date><text:p>HTML: &lt;/NOSCRIPT&gt;</text:p></office:annotation></text:span></text:span><text:span text:style-name="Source_20_Text"><text:span text:style-name="T5"> void</text:span></text:span></text:p>
          </table:table-cell>
          <table:table-cell table:style-name="表格4.B1" office:value-type="string">
            <text:p text:style-name="Table_20_Contents"><text:span text:style-name="Source_20_Text"><text:span text:style-name="T6">list</text:span></text:span><text:span text:style-name="Source_20_Text"><text:span text:style-name="T5">(PrintStream out)</text:span></text:span><text:span text:style-name="T5"> <text:line-break/>          将属性列表输出到指定的输出流。</text:span></text:p>
          </table:table-cell>
        </table:table-row>
      </table:table>
      <text:p text:style-name="P4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9"><text:span text:style-name="Source_20_Text"><text:span text:style-name="T5"><office:annotation><dc:date>2017-12-31T11:01:22.438000000</dc:date><text:p>HTML: &lt;NOSCRIPT&gt;</text:p></office:annotation></text:span></text:span><text:span text:style-name="Source_20_Text"><text:span text:style-name="T5"><office:annotation><dc:date>2017-12-31T11:01:22.438000000</dc:date><text:p>HTML: &lt;/NOSCRIPT&gt;</text:p></office:annotation></text:span></text:span><text:span text:style-name="Source_20_Text"><text:span text:style-name="T5">void</text:span></text:span></text:p>
          </table:table-cell>
          <table:table-cell table:style-name="表格5.B1" office:value-type="string">
            <text:p text:style-name="Table_20_Contents"><text:span text:style-name="Source_20_Text"><text:span text:style-name="T6">load</text:span></text:span><text:span text:style-name="Source_20_Text"><text:span text:style-name="T5">(Reader reader)</text:span></text:span><text:span text:style-name="T5"> <text:line-break/>          按简单的面向行的格式从输入字符流中读取属性列表（键和元素对）。</text:span></text:p>
          </table:table-cell>
        </table:table-row>
      </table:table>
      <text:p text:style-name="P4"/>
      <text:p text:style-name="P4"/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9"><text:span text:style-name="Source_20_Text"><office:annotation><dc:date>2017-12-31T11:16:16.314000000</dc:date><text:p>HTML: &lt;NOSCRIPT&gt;</text:p></office:annotation></text:span><text:span text:style-name="Source_20_Text"><office:annotation><dc:date>2017-12-31T11:16:16.314000000</dc:date><text:p>HTML: &lt;/NOSCRIPT&gt;</text:p></office:annotation></text:span><text:span text:style-name="Source_20_Text"> </text:span><text:span text:style-name="Source_20_Text"><text:span text:style-name="T4">void</text:span></text:span></text:p>
          </table:table-cell>
          <table:table-cell table:style-name="表格6.B1" office:value-type="string">
            <text:p text:style-name="Table_20_Contents"><text:span text:style-name="Source_20_Text"><text:span text:style-name="T3">store</text:span></text:span><text:span text:style-name="Source_20_Text">(OutputStream out, String comments)</text:span> <text:line-break/>          以适合使用 <text:span text:style-name="Source_20_Text">load(InputStream)</text:span> 方法加载到 <text:span text:style-name="Source_20_Text">Properties</text:span> 表中的格式，将此 <text:span text:style-name="Source_20_Text">Properties</text:span> 表中的属性列表（键和元素对）写入输出流。</text:p>
          </table:table-cell>
        </table:table-row>
        <table:table-row table:style-name="表格6.1">
          <table:table-cell table:style-name="表格6.A2" office:value-type="string">
            <text:p text:style-name="P9"><text:span text:style-name="Source_20_Text"> </text:span><text:span text:style-name="Source_20_Text"><text:span text:style-name="T4">void</text:span></text:span></text:p>
          </table:table-cell>
          <table:table-cell table:style-name="表格6.B2" office:value-type="string">
            <text:p text:style-name="Table_20_Contents"><text:span text:style-name="Source_20_Text"><text:span text:style-name="T3">store</text:span></text:span><text:span text:style-name="Source_20_Text">(Writer writer, String comments)</text:span> <text:line-break/>          以适合使用 <text:span text:style-name="Source_20_Text">load(Reader)</text:span> 方法的格式，将此 <text:span text:style-name="Source_20_Text">Properties</text:span> 表中的属性列表（键和元素对）写入输出字符。</text:p>
          </table:table-cell>
        </table:table-row>
      </table:table>
      <text:p text:style-name="P4"/>
      <text:p text:style-name="P4">// 创建属性集合，注意属性类不支持泛型</text:p>
      <text:p text:style-name="P4"><text:s text:c="8"/>Properties po=new Properties();</text:p>
      <text:p text:style-name="P7"><text:soft-page-break/>往属性集合中加入键值对</text:p>
      <text:p text:style-name="P5">po.setProperty("name", "张三");</text:p>
      <text:p text:style-name="P5"><text:s/><text:span text:style-name="T8">//通过key取得键相对应的值</text:span></text:p>
      <text:p text:style-name="P5"><text:s text:c="8"/>String name=po.getProperty("name");</text:p>
      <text:p text:style-name="P7">通过<text:span text:style-name="T9">list</text:span>将属性集合放入打印流</text:p>
      <text:p text:style-name="P5"><text:tab/>po.list(pw打印流);</text:p>
      <text:p text:style-name="P8">//把文件中属性数据读取的Propertirs的对象中</text:p>
      <text:p text:style-name="P6"><text:tab/>po.<text:span text:style-name="T10">load</text:span>(fr输入流);</text:p>
      <text:p text:style-name="P6">//实际项目中使用Properties的文件来存储数据,不是用txt文件</text:p>
      <text:p text:style-name="P6"><text:tab/>fr=new FileReader("src/jihe/Po.properties");</text:p>
      <text:p text:style-name="P6">//<text:span text:style-name="T8">把属性集合存储到输出流中,放入到文件中</text:span></text:p>
      <text:p text:style-name="P6"><text:tab/>po.store(fw, null);<text:span text:style-name="T7">后面的参数是注解为null即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1M27S</meta:editing-duration>
    <meta:editing-cycles>7</meta:editing-cycles>
    <meta:generator>LibreOffice/5.3.0.3$Windows_X86_64 LibreOffice_project/7074905676c47b82bbcfbea1aeefc84afe1c50e1</meta:generator>
    <dc:date>2018-03-04T23:04:26.773000000</dc:date>
    <meta:document-statistic meta:table-count="6" meta:image-count="0" meta:object-count="0" meta:page-count="2" meta:paragraph-count="35" meta:word-count="450" meta:character-count="1069" meta:non-whitespace-character-count="933"/>
    <meta:user-defined meta:name="Info 1"/>
    <meta:user-defined meta:name="Info 2"/>
    <meta:user-defined meta:name="Info 3"/>
    <meta:user-defined meta:name="Info 4"/>
  </office:meta>
</office:document-meta>
</file>